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2a17" officeooo:paragraph-rsid="001c2a17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1c2a17" style:font-size-asian="12pt" style:font-size-complex="12pt"/>
    </style:style>
    <style:style style:name="P3" style:family="paragraph" style:parent-style-name="Standard">
      <style:paragraph-properties fo:line-height="150%"/>
      <style:text-properties officeooo:rsid="001c2a17" officeooo:paragraph-rsid="001c2a17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1c2a17" officeooo:paragraph-rsid="001faecc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4pt" fo:font-weight="bold" officeooo:rsid="001c0b54" officeooo:paragraph-rsid="001c0b54" style:font-size-asian="14pt" style:font-weight-asian="bold" style:font-size-complex="14pt" style:font-weight-complex="bold"/>
    </style:style>
    <style:style style:name="T1" style:family="text">
      <style:text-properties officeooo:rsid="001c2a17"/>
    </style:style>
    <style:style style:name="T2" style:family="text">
      <style:text-properties officeooo:rsid="001fa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scrição do Problema</text:p>
      <text:p text:style-name="P3"/>
      <text:p text:style-name="P4">Considere um sistema de registro para fornecedores atacadistas do mercado <text:span text:style-name="T2">automobilístico</text:span> global. <text:span text:style-name="T2">Tais fornecedores têm</text:span> clientes que fazem pedidos os quais são colocados em uma data específica e têm um preço total, status atual e um número de pedido. Em cada pedido, um cliente pode encomendar várias peças, cada uma em uma quantidade diferente e com um preço. Um dado importante é a data em que cada <text:span text:style-name="T2">uma peça</text:span> foi enviada. As peças são fornecidas pelos fornecedores. Cada peça pode ser fornecida por vários fornecedores e os clientes podem solicitar a mesma peça de diferentes fornecedores na mesma ordem, mas, nesse caso, elas podem ter preços diferentes. Clientes e fornecedores têm um nome, um endereço, um número de telefone e um código de identificação. Clientes e fornecedores vêm de uma determinada nação, que por sua vez é de uma determinada região (do mundo). As peças têm uma marca, um tamanho e um preço de varejo. O processo específico aqui é o de lucro de cada fornecedor, considerando o que ele compra e ve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1:22:25.561000000</meta:creation-date>
    <dc:date>2018-12-06T01:39:06.501000000</dc:date>
    <meta:editing-duration>PT9M45S</meta:editing-duration>
    <meta:editing-cycles>5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2" meta:word-count="176" meta:character-count="1045" meta:non-whitespace-character-count="871"/>
  </office:meta>
</office:document-meta>
</file>